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73</text:p>
          </table:table-cell>
          <table:table-cell office:value-type="string">
            <text:p>アンパンマン・のびのびワーク１歳</text:p>
            <text:p>久し振りの基礎訓練。今回からは物の名前を覚えていくお勉強のはずでしたが、まずは今までの復習を兼ねた自作の応用課題に挑戦です。と言ってもまだ幼稚な課題ですけど。表現力向上にちょっと挑戦。身の回りの赤い物を列挙してみます。</text:p>
            <text:p>ポスト・トマト・リンゴ・イチゴ・消防車・郵便車・タコ・火災報知器・止まれ・血液・夕日・チューリップ・バラ・中国やスイスや日本などの国旗（後赤い物も結構多いけどまた学んでいきます。）カーネーション・ケチャップ・タバスコ・口紅。こんな所かな？？？</text:p>
          </table:table-cell>
          <table:table-cell office:value-type="string">
            <text:p>日本将棋連盟「将棋の基礎知識」</text:p>
            <text:p>将棋は二人で行うゲーム。</text:p>
          </table:table-cell>
          <table:table-cell office:value-type="string">
            <text:p>日本将棋連盟「将棋の基礎知識」</text:p>
            <text:p>一般公式戦。僕が関係あるのは朝日杯将棋オープン戦、銀河線、ＮＨＫ杯テレビ将棋トーナメント、ＪＴ将棋日本シリーズの４棋戦。若手のための棋戦も３つある。</text:p>
          </table:table-cell>
          <table:table-cell office:value-type="string">
            <text:p>練習局面課題演習　激指１３　１２級　標準　１周目　第１問</text:p>
            <text:p>０．００００８％　－４０８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74</text:p>
          </table:table-cell>
          <table:table-cell table:style-name="ce1" office:value-type="string">
            <text:p>アンパンマン・のびのびワーク１歳</text:p>
            <text:p>続いては青い物。海・空・水族館・ビニールシート。あれ？？？青い物って何かあったっけ・・・・。</text:p>
          </table:table-cell>
          <table:table-cell table:style-name="ce1" office:value-type="string">
            <text:p>日本将棋連盟「将棋の基礎知識」</text:p>
            <text:p>将棋は盤駒を使って行う。</text:p>
          </table:table-cell>
          <table:table-cell table:style-name="ce1" office:value-type="string">
            <text:p>日本将棋連盟「将棋の基礎知識」</text:p>
            <text:p>非公式戦もいくつか。トーナメントで勝ち上がって優勝だ！</text:p>
          </table:table-cell>
          <table:table-cell table:style-name="ce1" office:value-type="string">
            <text:p>練習局面課題演習　激指１４　指導対局　１２級　香川愛生　１周目　第１問</text:p>
            <text:p>０．００００８％　－４０８８　５７級　たまご</text:p>
            <text:p>プロ棋界について触れてみました。将棋界の頂点を担うプロ棋士たち。絶対に彼らの仲間入りをして見せます！！！そのためにも、日々の演習をしっかり頑張ろう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75</text:p>
          </table:table-cell>
          <table:table-cell office:value-type="string">
            <text:p>アンパンマン・のびのびワーク１歳</text:p>
            <text:p>続いては緑の物を挙げていこう。葉っぱ・高速道路の標識・森・林・山。ほとんど葉っぱだ。今思い付くのはこれぐらいだ・・・・、ちょっとまだイメージ力足りないなあ。</text:p>
          </table:table-cell>
          <table:table-cell office:value-type="string">
            <text:p>日本将棋連盟「将棋の基礎知識」</text:p>
            <text:p>二人の対局者が交互に指していく。</text:p>
          </table:table-cell>
          <table:table-cell office:value-type="string">
            <text:p>日本将棋連盟「将棋の基礎知識」</text:p>
            <text:p>女流棋士について。女流棋士は現役引退合わせて７０名。棋士も女流棋士も全人口の極一握りですねー。厳しい戦いを勝ち抜いて目指せプロ棋士！</text:p>
            <text:p>そして女流棋士は現在研修会を勝ち上がって認定される。</text:p>
          </table:table-cell>
          <table:table-cell office:value-type="string">
            <text:p>練習局面課題演習　銀星将棋９　レベル１４　１周目　第１問</text:p>
            <text:p>０．００００８％　－４０８８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7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 table:number-columns-repeated="5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4" table:number-rows-repeated="151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2022/03/12</text:date>, <text:time>22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55M7S</meta:editing-duration>
    <meta:editing-cycles>31</meta:editing-cycles>
    <meta:generator>OpenOffice/4.1.6$Win32 OpenOffice.org_project/416m1$Build-9790</meta:generator>
    <dc:date>2022-03-12T22:25:29.58</dc:date>
    <meta:document-statistic meta:table-count="1" meta:cell-count="24" meta:object-count="0"/>
    <meta:user-defined meta:name="Info 1"/>
    <meta:user-defined meta:name="Info 2"/>
    <meta:user-defined meta:name="Info 3"/>
    <meta:user-defined meta:name="Info 4"/>
  </office:meta>
</office:document-meta>
</file>